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ne</text:p>
          </table:table-cell>
          <table:table-cell table:style-name="ce6" office:value-type="string">
            <text:p>Earthen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bone giant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Will o' the Wisp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when a minion is destroyed, x% chances to produce a wisp which will randomly target a foe, home on it and explod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Fangs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6])" office:value-type="float" office:value="465">
            <text:p>465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Earthen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Sacrifice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Will o' the Wisp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Vampiric Gift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table:style-name="ce35" office:value-type="string">
            <text:p>Impending Doom</text:p>
          </table:table-cell>
          <table:table-cell table:style-name="ce35" office:value-type="string">
            <text:p>Undeath Link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table:style-name="ce35" office:value-type="string">
            <text:p>Fear the Nigth</text:p>
          </table:table-cell>
          <table:table-cell table:style-name="ce35"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Shadow Tunnel</text:p>
          </table:table-cell>
          <table:table-cell table:style-name="ce35" office:value-type="string">
            <text:p>Forgery of Haze</text:p>
          </table:table-cell>
          <table:table-cell table:style-name="ce35" office:value-type="string">
            <text:p>Curse of the Meek</text:p>
          </table:table-cell>
          <table:table-cell table:style-name="ce35" office:value-type="string">
            <text:p>Frostdusk</text:p>
          </table:table-cell>
          <table:table-cell table:number-columns-repeated="1019"/>
        </table:table-row>
        <table:table-row table:style-name="ro6">
          <table:table-cell office:value-type="string">
            <text:p>Fangs</text:p>
          </table:table-cell>
          <table:table-cell office:value-type="string">
            <text:p>Necromantic Fang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35"/>
          <table:table-cell table:number-columns-repeated="1020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14/08/2011</text:date>, <text:time>23:1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14T23:19:26</dc:date>
    <dc:language>fr-FR</dc:language>
    <meta:editing-cycles>246</meta:editing-cycles>
    <meta:editing-duration>P12DT4H24M19S</meta:editing-duration>
    <meta:document-statistic meta:table-count="4" meta:cell-count="647" meta:object-count="0"/>
    <meta:user-defined meta:name="Info 1"/>
    <meta:user-defined meta:name="Info 2"/>
    <meta:user-defined meta:name="Info 3"/>
    <meta:user-defined meta:name="Info 4"/>
  </office:meta>
</office:document-meta>
</file>